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2" style:family="paragraph"/>
    <style:style style:name="P3" style:parent-style-name="Paragraphedeliste" style:list-style-name="LFO2" style:family="paragraph"/>
    <style:style style:name="T4" style:parent-style-name="Policepardéfaut" style:family="text">
      <style:text-properties style:text-position="super 63.6%"/>
    </style:style>
    <style:style style:name="P5" style:parent-style-name="Paragraphedeliste" style:list-style-name="LFO2" style:family="paragraph"/>
    <style:style style:name="T6" style:parent-style-name="Policepardéfaut" style:family="text">
      <style:text-properties style:font-name="Segoe UI Emoji" style:font-name-asian="Segoe UI Emoji" style:font-name-complex="Segoe UI Emoji"/>
    </style:style>
    <style:style style:name="P7" style:parent-style-name="Normal" style:family="paragraph">
      <style:text-properties fo:language="en" fo:country="US"/>
    </style:style>
    <style:style style:name="P8" style:parent-style-name="Paragraphedeliste" style:list-style-name="LFO3" style:family="paragraph"/>
    <style:style style:name="P9" style:parent-style-name="Normal" style:family="paragraph">
      <style:paragraph-properties fo:text-indent="0.4916in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text-indent="0.4916in"/>
    </style:style>
  </office:automatic-styles>
  <office:body>
    <office:text text:use-soft-page-breaks="true">
      <text:p text:style-name="P1">Read Me</text:p>
      <text:p text:style-name="Normal"/>
      <text:list text:style-name="LFO2" text:continue-numbering="true">
        <text:list-item>
          <text:p text:style-name="P2">Lancer le serveur :</text:p>
        </text:list-item>
      </text:list>
      <text:p text:style-name="Normal">&gt;&gt;<text:s/>java server/MainServer<text:s/>&lt;port&gt;</text:p>
      <text:list text:style-name="LFO2" text:continue-numbering="true">
        <text:list-item>
          <text:p text:style-name="P3">Lancer 1<text:span text:style-name="T4">er</text:span><text:s/>client (sur la partie gauche de l’écran)</text:p>
        </text:list-item>
      </text:list>
      <text:p text:style-name="Normal">&gt;&gt;<text:s/>java localhost<text:s/>&lt;port_server&gt;<text:s/>left</text:p>
      <text:list text:style-name="LFO2" text:continue-numbering="true">
        <text:list-item>
          <text:p text:style-name="P5">Lancer 2ème client (sur la partie droite de l’écran)</text:p>
        </text:list-item>
      </text:list>
      <text:p text:style-name="Normal">&gt;&gt;<text:s/>java localhost<text:s/>&lt;port_server&gt;<text:s/>right</text:p>
      <text:p text:style-name="Normal"><text:span text:style-name="T6">⚠</text:span>️<text:s/>IMPORTANT <text:s/>(sinon les pieces ne s’afficheront pas)</text:p>
      <text:p text:style-name="P7">Package client &gt; classe GamePanel :</text:p>
      <text:list text:style-name="LFO3" text:continue-numbering="true">
        <text:list-item>
          <text:p text:style-name="P8">Remplacer variable « imagePath » avec le chemin complet où se trouve le dossier « …/chessGame/src/main/java/client/images/pieces/ »</text:p>
        </text:list-item>
      </text:list>
      <text:p text:style-name="Normal"/>
      <text:p text:style-name="Normal">Optionel (ne perturbe pas le fonctionne pas le bon fonctionnement de l’application) :</text:p>
      <text:p text:style-name="Normal">Connexion BDD :</text:p>
      <text:p text:style-name="Normal"><text:tab/>Pour se connecter à la base de données, nous utiliserons MySQL avec les paramètres suivants :</text:p>
      <text:p text:style-name="Normal"><text:tab/>- MySQL sera connecté en réseau local</text:p>
      <text:p text:style-name="P9">- On utilisera le port<text:s/><text:span text:style-name="T10">1024</text:span></text:p>
      <text:p text:style-name="P11">- Le nom prédéfini de MySQL doit être MySQL80</text:p>
      <text:p text:style-name="P12">- On utilisera l’utilisateur<text:s/><text:span text:style-name="T13">guillaume</text:span><text:s/>avec le mot de passe<text:s/><text:span text:style-name="T14">guillaume</text:span>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ffice User</meta:initial-creator>
    <dc:creator>GOISQUE Raphael</dc:creator>
    <meta:creation-date>2024-02-06T22:28:00Z</meta:creation-date>
    <dc:date>2024-02-06T22:51:00Z</dc:date>
    <meta:template xlink:href="Normal" xlink:type="simple"/>
    <meta:editing-cycles>13</meta:editing-cycles>
    <meta:editing-duration>PT780S</meta:editing-duration>
    <meta:document-statistic meta:page-count="1" meta:paragraph-count="1" meta:word-count="130" meta:character-count="845" meta:row-count="5" meta:non-whitespace-character-count="716"/>
  </office:meta>
</office:document-meta>
</file>